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" fo:font-size="11pt" officeooo:paragraph-rsid="000c62bb" style:font-size-asian="11pt" style:font-size-complex="11pt"/>
    </style:style>
    <style:style style:name="P2" style:family="paragraph" style:parent-style-name="Standard">
      <style:text-properties style:font-name="Open Sans" fo:font-size="11pt" officeooo:paragraph-rsid="000c62bb" style:font-size-asian="11pt" style:font-size-complex="11pt"/>
    </style:style>
    <style:style style:name="P3" style:family="paragraph" style:parent-style-name="Standard">
      <style:text-properties style:font-name="Open Sans" fo:font-size="11pt" style:text-underline-style="solid" style:text-underline-width="auto" style:text-underline-color="font-color" officeooo:paragraph-rsid="000c62bb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11pt" fo:font-weight="bold" officeooo:paragraph-rsid="000c62bb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Open Sans" fo:font-size="11pt" officeooo:paragraph-rsid="000c62bb" style:font-size-asian="11pt" style:font-size-complex="11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Open Sans" fo:font-size="11pt" style:text-underline-style="solid" style:text-underline-width="auto" style:text-underline-color="font-color" fo:font-weight="bold" officeooo:paragraph-rsid="000c62bb" style:font-size-asian="11pt" style:font-weight-asian="bold" style:font-size-complex="11pt" style:font-weight-complex="bold"/>
    </style:style>
    <style:style style:name="P7" style:family="paragraph" style:parent-style-name="Standard">
      <style:text-properties officeooo:paragraph-rsid="000c62bb"/>
    </style:style>
    <style:style style:name="P8" style:family="paragraph" style:parent-style-name="Standard">
      <style:text-properties style:font-name="Open Sans" fo:font-size="11pt" officeooo:paragraph-rsid="000c62bb" style:font-size-asian="11pt" style:font-size-complex="11pt"/>
    </style:style>
    <style:style style:name="P9" style:family="paragraph" style:parent-style-name="Standard">
      <style:text-properties style:font-name="Open Sans" fo:font-size="11pt" officeooo:paragraph-rsid="000e609a" style:font-size-asian="11pt" style:font-size-complex="11pt"/>
    </style:style>
    <style:style style:name="P10" style:family="paragraph" style:parent-style-name="Standard">
      <style:text-properties style:font-name="Open Sans" fo:font-size="11pt" officeooo:rsid="0009a7d4" officeooo:paragraph-rsid="000e609a" style:font-size-asian="11pt" style:font-size-complex="11pt"/>
    </style:style>
    <style:style style:name="P11" style:family="paragraph" style:parent-style-name="Standard">
      <style:text-properties style:font-name="Open Sans" fo:font-size="11pt" style:text-underline-style="solid" style:text-underline-width="auto" style:text-underline-color="font-color" officeooo:rsid="0009a7d4" officeooo:paragraph-rsid="000e609a" style:font-size-asian="11pt" style:font-size-complex="11pt"/>
    </style:style>
    <style:style style:name="P12" style:family="paragraph" style:parent-style-name="Standard">
      <style:text-properties style:font-name="Open Sans" fo:font-size="11pt" style:text-underline-style="none" officeooo:paragraph-rsid="000e609a" style:font-size-asian="11pt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Open Sans" fo:font-size="11pt" officeooo:paragraph-rsid="000c62bb" style:font-size-asian="11pt" style:font-size-complex="11pt"/>
    </style:style>
    <style:style style:name="P14" style:family="paragraph" style:parent-style-name="Text_20_body" style:list-style-name="L19">
      <style:text-properties style:font-name="Open Sans" fo:font-size="11pt" fo:font-weight="normal" officeooo:rsid="00332e78" officeooo:paragraph-rsid="000f1228" style:font-size-asian="11pt" style:font-weight-asian="normal" style:font-size-complex="11pt" style:font-weight-complex="normal"/>
    </style:style>
    <style:style style:name="P15" style:family="paragraph" style:parent-style-name="Text_20_body" style:list-style-name="L2">
      <style:text-properties style:font-name="Open Sans" fo:font-size="11pt" fo:font-weight="normal" officeooo:rsid="002f67ff" officeooo:paragraph-rsid="000f1228" style:font-size-asian="11pt" style:font-weight-asian="normal" style:font-size-complex="11pt" style:font-weight-complex="normal"/>
    </style:style>
    <style:style style:name="P16" style:family="paragraph" style:parent-style-name="Text_20_body" style:list-style-name="L11">
      <style:text-properties style:font-name="Open Sans" fo:font-size="11pt" fo:font-weight="normal" officeooo:rsid="002f67ff" officeooo:paragraph-rsid="000f1228" style:font-size-asian="11pt" style:font-weight-asian="normal" style:font-size-complex="11pt" style:font-weight-complex="normal"/>
    </style:style>
    <style:style style:name="P17" style:family="paragraph" style:parent-style-name="Text_20_body" style:list-style-name="L12">
      <style:text-properties style:font-name="Open Sans" fo:font-size="11pt" fo:font-weight="normal" officeooo:rsid="002f67ff" officeooo:paragraph-rsid="000f1228" style:font-size-asian="11pt" style:font-weight-asian="normal" style:font-size-complex="11pt" style:font-weight-complex="normal"/>
    </style:style>
    <style:style style:name="P18" style:family="paragraph" style:parent-style-name="Text_20_body" style:list-style-name="L13">
      <style:text-properties style:font-name="Open Sans" fo:font-size="11pt" fo:font-weight="normal" officeooo:rsid="002f67ff" officeooo:paragraph-rsid="000f1228" style:font-size-asian="11pt" style:font-weight-asian="normal" style:font-size-complex="11pt" style:font-weight-complex="normal"/>
    </style:style>
    <style:style style:name="P19" style:family="paragraph" style:parent-style-name="Text_20_body" style:list-style-name="L14">
      <style:text-properties style:font-name="Open Sans" fo:font-size="11pt" fo:font-weight="normal" officeooo:rsid="002f67ff" officeooo:paragraph-rsid="000f1228" style:font-size-asian="11pt" style:font-weight-asian="normal" style:font-size-complex="11pt" style:font-weight-complex="normal"/>
    </style:style>
    <style:style style:name="P20" style:family="paragraph" style:parent-style-name="Text_20_body" style:list-style-name="L15">
      <style:text-properties style:font-name="Open Sans" fo:font-size="11pt" fo:font-weight="normal" officeooo:rsid="002f67ff" officeooo:paragraph-rsid="000f1228" style:font-size-asian="11pt" style:font-weight-asian="normal" style:font-size-complex="11pt" style:font-weight-complex="normal"/>
    </style:style>
    <style:style style:name="P21" style:family="paragraph" style:parent-style-name="Text_20_body" style:list-style-name="L16">
      <style:text-properties style:font-name="Open Sans" fo:font-size="11pt" fo:font-weight="normal" officeooo:rsid="002f67ff" officeooo:paragraph-rsid="000f1228" style:font-size-asian="11pt" style:font-weight-asian="normal" style:font-size-complex="11pt" style:font-weight-complex="normal"/>
    </style:style>
    <style:style style:name="P22" style:family="paragraph" style:parent-style-name="Text_20_body" style:list-style-name="L17">
      <style:text-properties style:font-name="Open Sans" fo:font-size="11pt" fo:font-weight="normal" officeooo:rsid="002f67ff" officeooo:paragraph-rsid="000f1228" style:font-size-asian="11pt" style:font-weight-asian="normal" style:font-size-complex="11pt" style:font-weight-complex="normal"/>
    </style:style>
    <style:style style:name="P23" style:family="paragraph" style:parent-style-name="Text_20_body" style:list-style-name="L18">
      <style:text-properties style:font-name="Open Sans" fo:font-size="11pt" fo:font-weight="normal" officeooo:rsid="002f67ff" officeooo:paragraph-rsid="000f1228" style:font-size-asian="11pt" style:font-weight-asian="normal" style:font-size-complex="11pt" style:font-weight-complex="normal"/>
    </style:style>
    <style:style style:name="P24" style:family="paragraph" style:parent-style-name="Text_20_body">
      <style:text-properties style:font-name="Open Sans" fo:font-size="11pt" fo:font-weight="normal" officeooo:rsid="002f67ff" officeooo:paragraph-rsid="000f1228" style:font-size-asian="11pt" style:font-weight-asian="normal" style:font-size-complex="11pt" style:font-weight-complex="normal"/>
    </style:style>
    <style:style style:name="P25" style:family="paragraph" style:parent-style-name="Text_20_body" style:list-style-name="L14">
      <style:text-properties style:font-name="Open Sans" fo:font-size="11pt" fo:font-weight="normal" officeooo:rsid="003161d6" officeooo:paragraph-rsid="000f1228" style:font-size-asian="11pt" style:font-weight-asian="normal" style:font-size-complex="11pt" style:font-weight-complex="normal"/>
    </style:style>
    <style:style style:name="P26" style:family="paragraph" style:parent-style-name="Text_20_body" style:list-style-name="L15">
      <style:text-properties style:font-name="Open Sans" fo:font-size="11pt" fo:font-weight="normal" officeooo:rsid="0030640b" officeooo:paragraph-rsid="000f1228" style:font-size-asian="11pt" style:font-weight-asian="normal" style:font-size-complex="11pt" style:font-weight-complex="normal"/>
    </style:style>
    <style:style style:name="P27" style:family="paragraph" style:parent-style-name="Text_20_body" style:list-style-name="L18">
      <style:text-properties style:font-name="Open Sans" fo:font-size="11pt" fo:font-weight="normal" officeooo:rsid="00264282" officeooo:paragraph-rsid="000f1228" style:font-size-asian="11pt" style:font-weight-asian="normal" style:font-size-complex="11pt" style:font-weight-complex="normal"/>
    </style:style>
    <style:style style:name="P28" style:family="paragraph" style:parent-style-name="Text_20_body">
      <style:text-properties style:font-name="Open Sans" fo:font-size="11pt" fo:font-weight="normal" officeooo:rsid="00296c60" officeooo:paragraph-rsid="000f1228" style:font-size-asian="11pt" style:font-weight-asian="normal" style:font-size-complex="11pt" style:font-weight-complex="normal"/>
    </style:style>
    <style:style style:name="P29" style:family="paragraph" style:parent-style-name="Text_20_body">
      <style:text-properties style:font-name="Open Sans" fo:font-size="11pt" fo:font-weight="normal" officeooo:paragraph-rsid="000f1228" style:font-size-asian="11pt" style:font-weight-asian="normal" style:font-size-complex="11pt" style:font-weight-complex="normal"/>
    </style:style>
    <style:style style:name="P30" style:family="paragraph" style:parent-style-name="Text_20_body">
      <style:text-properties style:font-name="Open Sans" fo:font-size="11pt" fo:font-weight="normal" officeooo:rsid="000a162b" officeooo:paragraph-rsid="000f1228" style:font-size-asian="11pt" style:font-weight-asian="normal" style:font-size-complex="11pt" style:font-weight-complex="normal"/>
    </style:style>
    <style:style style:name="P31" style:family="paragraph" style:parent-style-name="Text_20_body" style:list-style-name="L2">
      <style:text-properties style:font-name="Open Sans" fo:font-size="11pt" officeooo:paragraph-rsid="000f1228" style:font-size-asian="11pt" style:font-size-complex="11pt"/>
    </style:style>
    <style:style style:name="P32" style:family="paragraph" style:parent-style-name="Text_20_body">
      <style:text-properties style:font-name="Open Sans" fo:font-size="11pt" officeooo:rsid="00219175" officeooo:paragraph-rsid="000f1228" style:font-size-asian="11pt" style:font-size-complex="11pt"/>
    </style:style>
    <style:style style:name="P33" style:family="paragraph" style:parent-style-name="Text_20_body" style:list-style-name="L13">
      <style:text-properties style:font-name="Open Sans" fo:font-size="11pt" officeooo:rsid="003161d6" officeooo:paragraph-rsid="000f1228" style:font-size-asian="11pt" style:font-size-complex="11pt"/>
    </style:style>
    <style:style style:name="P34" style:family="paragraph" style:parent-style-name="Text_20_body" style:list-style-name="L16">
      <style:text-properties style:font-name="Open Sans" fo:font-size="11pt" officeooo:rsid="003480f8" officeooo:paragraph-rsid="000f1228" style:font-size-asian="11pt" style:font-size-complex="11pt"/>
    </style:style>
    <style:style style:name="P35" style:family="paragraph" style:parent-style-name="Text_20_body" style:list-style-name="L11">
      <style:text-properties style:font-name="Open Sans" fo:font-size="11pt" officeooo:paragraph-rsid="000f1228" style:font-size-asian="11pt" style:font-size-complex="11pt"/>
    </style:style>
    <style:style style:name="P36" style:family="paragraph" style:parent-style-name="Text_20_body" style:list-style-name="L12">
      <style:text-properties style:font-name="Open Sans" fo:font-size="11pt" officeooo:paragraph-rsid="000f1228" style:font-size-asian="11pt" style:font-size-complex="11pt"/>
    </style:style>
    <style:style style:name="P37" style:family="paragraph" style:parent-style-name="Text_20_body" style:list-style-name="L16">
      <style:text-properties style:font-name="Open Sans" fo:font-size="11pt" officeooo:paragraph-rsid="000f1228" style:font-size-asian="11pt" style:font-size-complex="11pt"/>
    </style:style>
    <style:style style:name="P38" style:family="paragraph" style:parent-style-name="Text_20_body" style:list-style-name="L17">
      <style:text-properties style:font-name="Open Sans" fo:font-size="11pt" officeooo:paragraph-rsid="000f1228" style:font-size-asian="11pt" style:font-size-complex="11pt"/>
    </style:style>
    <style:style style:name="P39" style:family="paragraph" style:parent-style-name="Text_20_body">
      <style:text-properties style:font-name="Open Sans" fo:font-size="11pt" officeooo:paragraph-rsid="000f1228" style:font-size-asian="11pt" style:font-size-complex="11pt"/>
    </style:style>
    <style:style style:name="P40" style:family="paragraph" style:parent-style-name="Text_20_body" style:list-style-name="L2">
      <style:text-properties style:font-name="Open Sans" fo:font-size="11pt" officeooo:rsid="000f1228" officeooo:paragraph-rsid="000f1228" style:font-size-asian="11pt" style:font-size-complex="11pt"/>
    </style:style>
    <style:style style:name="P41" style:family="paragraph" style:parent-style-name="Text_20_body" style:list-style-name="L11">
      <style:text-properties style:font-name="Open Sans" fo:font-size="11pt" officeooo:rsid="000f1228" officeooo:paragraph-rsid="000f1228" style:font-size-asian="11pt" style:font-size-complex="11pt"/>
    </style:style>
    <style:style style:name="P42" style:family="paragraph" style:parent-style-name="Text_20_body" style:list-style-name="L12">
      <style:text-properties style:font-name="Open Sans" fo:font-size="11pt" officeooo:rsid="000f1228" officeooo:paragraph-rsid="000f1228" style:font-size-asian="11pt" style:font-size-complex="11pt"/>
    </style:style>
    <style:style style:name="P43" style:family="paragraph" style:parent-style-name="Text_20_body" style:list-style-name="L13">
      <style:text-properties style:font-name="Open Sans" fo:font-size="11pt" officeooo:rsid="000f1228" officeooo:paragraph-rsid="000f1228" style:font-size-asian="11pt" style:font-size-complex="11pt"/>
    </style:style>
    <style:style style:name="P44" style:family="paragraph" style:parent-style-name="Text_20_body" style:list-style-name="L14">
      <style:text-properties style:font-name="Open Sans" fo:font-size="11pt" officeooo:rsid="000f1228" officeooo:paragraph-rsid="000f1228" style:font-size-asian="11pt" style:font-size-complex="11pt"/>
    </style:style>
    <style:style style:name="P45" style:family="paragraph" style:parent-style-name="Text_20_body" style:list-style-name="L15">
      <style:text-properties style:font-name="Open Sans" fo:font-size="11pt" officeooo:rsid="000f1228" officeooo:paragraph-rsid="000f1228" style:font-size-asian="11pt" style:font-size-complex="11pt"/>
    </style:style>
    <style:style style:name="P46" style:family="paragraph" style:parent-style-name="Text_20_body" style:list-style-name="L16">
      <style:text-properties style:font-name="Open Sans" fo:font-size="11pt" officeooo:rsid="000f1228" officeooo:paragraph-rsid="000f1228" style:font-size-asian="11pt" style:font-size-complex="11pt"/>
    </style:style>
    <style:style style:name="P47" style:family="paragraph" style:parent-style-name="Text_20_body" style:list-style-name="L17">
      <style:text-properties style:font-name="Open Sans" fo:font-size="11pt" officeooo:rsid="000f1228" officeooo:paragraph-rsid="000f1228" style:font-size-asian="11pt" style:font-size-complex="11pt"/>
    </style:style>
    <style:style style:name="P48" style:family="paragraph" style:parent-style-name="Text_20_body" style:list-style-name="L18">
      <style:text-properties style:font-name="Open Sans" fo:font-size="11pt" officeooo:rsid="000f1228" officeooo:paragraph-rsid="000f1228" style:font-size-asian="11pt" style:font-size-complex="11pt"/>
    </style:style>
    <style:style style:name="P49" style:family="paragraph" style:parent-style-name="Text_20_body" style:list-style-name="L19">
      <style:text-properties style:font-name="Open Sans" fo:font-size="11pt" officeooo:rsid="000f1228" officeooo:paragraph-rsid="000f1228" style:font-size-asian="11pt" style:font-size-complex="11pt"/>
    </style:style>
    <style:style style:name="P50" style:family="paragraph" style:parent-style-name="Text_20_body" style:list-style-name="L13">
      <style:text-properties style:font-name="Open Sans" fo:font-size="11pt" officeooo:paragraph-rsid="000f1228" style:font-size-asian="11pt" style:font-size-complex="11pt"/>
    </style:style>
    <style:style style:name="P51" style:family="paragraph" style:parent-style-name="Text_20_body" style:list-style-name="L14">
      <style:text-properties style:font-name="Open Sans" fo:font-size="11pt" officeooo:paragraph-rsid="000f1228" style:font-size-asian="11pt" style:font-size-complex="11pt"/>
    </style:style>
    <style:style style:name="P52" style:family="paragraph" style:parent-style-name="Text_20_body" style:list-style-name="L15">
      <style:text-properties style:font-name="Open Sans" fo:font-size="11pt" officeooo:paragraph-rsid="000f1228" style:font-size-asian="11pt" style:font-size-complex="11pt"/>
    </style:style>
    <style:style style:name="P53" style:family="paragraph" style:parent-style-name="Text_20_body" style:list-style-name="L18">
      <style:text-properties style:font-name="Open Sans" fo:font-size="11pt" officeooo:paragraph-rsid="000f1228" style:font-size-asian="11pt" style:font-size-complex="11pt"/>
    </style:style>
    <style:style style:name="P54" style:family="paragraph" style:parent-style-name="Text_20_body" style:list-style-name="L19">
      <style:text-properties style:font-name="Open Sans" fo:font-size="11pt" officeooo:paragraph-rsid="000f1228" style:font-size-asian="11pt" style:font-size-complex="11pt"/>
    </style:style>
    <style:style style:name="P55" style:family="paragraph" style:parent-style-name="Text_20_body">
      <style:text-properties officeooo:paragraph-rsid="000f1228"/>
    </style:style>
    <style:style style:name="P5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9a7d4"/>
    </style:style>
    <style:style style:name="T4" style:family="text">
      <style:text-properties officeooo:rsid="000d9204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9a7d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e609a"/>
    </style:style>
    <style:style style:name="T9" style:family="text">
      <style:text-properties officeooo:rsid="002f67f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67ff" style:font-weight-asian="normal" style:font-weight-complex="normal"/>
    </style:style>
    <style:style style:name="T12" style:family="text">
      <style:text-properties fo:font-weight="normal" officeooo:rsid="00219175" style:font-weight-asian="normal" style:font-weight-complex="normal"/>
    </style:style>
    <style:style style:name="T13" style:family="text">
      <style:text-properties fo:font-weight="normal" officeooo:rsid="00332e78" style:font-weight-asian="normal" style:font-weight-complex="normal"/>
    </style:style>
    <style:style style:name="T14" style:family="text">
      <style:text-properties fo:font-weight="normal" officeooo:rsid="00326e69" style:font-weight-asian="normal" style:font-weight-complex="normal"/>
    </style:style>
    <style:style style:name="T15" style:family="text">
      <style:text-properties fo:font-weight="normal" officeooo:rsid="003480f8" style:font-weight-asian="normal" style:font-weight-complex="normal"/>
    </style:style>
    <style:style style:name="T16" style:family="text">
      <style:text-properties officeooo:rsid="00332e78"/>
    </style:style>
    <style:style style:name="T17" style:family="text">
      <style:text-properties officeooo:rsid="001fd5c5"/>
    </style:style>
    <style:style style:name="T18" style:family="text">
      <style:text-properties officeooo:rsid="00219175"/>
    </style:style>
    <style:style style:name="T19" style:family="text">
      <style:text-properties officeooo:rsid="00326e69"/>
    </style:style>
    <style:style style:name="T20" style:family="text">
      <style:text-properties officeooo:rsid="0030640b"/>
    </style:style>
    <style:style style:name="T21" style:family="text">
      <style:text-properties officeooo:rsid="002c106c" fo:background-color="transparent" loext:char-shading-value="0"/>
    </style:style>
    <style:style style:name="T22" style:family="text">
      <style:text-properties officeooo:rsid="002c106c"/>
    </style:style>
    <style:style style:name="T23" style:family="text">
      <style:text-properties officeooo:rsid="003161d6"/>
    </style:style>
    <style:style style:name="T24" style:family="text">
      <style:text-properties officeooo:rsid="000f1228"/>
    </style:style>
    <style:style style:name="T25" style:family="text">
      <style:text-properties style:font-name="Open Sans" fo:font-size="11pt" style:font-size-asian="11pt" style:font-size-complex="11pt"/>
    </style:style>
    <style:style style:name="T26" style:family="text">
      <style:text-properties style:font-name="Open Sans" fo:font-size="11pt" officeooo:rsid="001fd5c5" style:font-size-asian="11pt" style:font-size-complex="11pt"/>
    </style:style>
    <style:style style:name="T27" style:family="text">
      <style:text-properties style:font-name="Open Sans" fo:font-size="11pt" officeooo:rsid="000f1228" style:font-size-asian="11pt" style:font-size-complex="11pt"/>
    </style:style>
    <style:style style:name="T28" style:family="text">
      <style:text-properties style:font-name="Open Sans" fo:font-size="11pt" style:text-underline-style="solid" style:text-underline-width="auto" style:text-underline-color="font-color" style:font-size-asian="11pt" style:font-size-complex="11pt"/>
    </style:style>
    <style:style style:name="T29" style:family="text">
      <style:text-properties style:font-name="Open Sans" fo:font-size="11pt" style:text-underline-style="solid" style:text-underline-width="auto" style:text-underline-color="font-color" officeooo:rsid="000f1228" style:font-size-asian="11pt" style:font-size-complex="11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cénario <text:span text:style-name="T4">A</text:span> : Organisation d’un évènement</text:p>
      <text:p text:style-name="P4">Réunion 3 : Planification de l’évènement</text:p>
      <text:p text:style-name="P1"/>
      <text:p text:style-name="P9"><text:span text:style-name="T2">Objectif de la réunion</text:span><text:span text:style-name="T1"> </text:span><text:span text:style-name="T3">(~une phrase)</text:span><text:span text:style-name="T6"> :</text:span></text:p>
      <text:p text:style-name="P9"/>
      <text:p text:style-name="P9"/>
      <text:p text:style-name="P11"><text:span text:style-name="T7">Ordre du jour</text:span><text:span text:style-name="T5"> :</text:span></text:p>
      <text:p text:style-name="P9"/>
      <text:p text:style-name="P9">1.__________________________________<text:tab/> <text:s text:c="8"/>2.__________________________________</text:p>
      <text:p text:style-name="P9"/>
      <text:p text:style-name="P12">3.__________________________________<text:tab/> <text:s text:c="8"/>4.__________________________________</text:p>
      <text:p text:style-name="P3"/>
      <text:p text:style-name="P2"><text:span text:style-name="T1"/></text:p>
      <text:p text:style-name="P10"><office:annotation office:name="__Annotation__1276_850222803" loext:resolved="false"><dc:creator>Unknown Author</dc:creator><dc:date>2022-01-17T15:03:22.741385046</dc:date><text:p text:style-name="P56"><text:span text:style-name="T30">To be discussed. In the example document, there are multiple summary styles. We need to think about how to do this.</text:span></text:p><text:p text:style-name="P56"><text:span text:style-name="T30"/></text:p></office:annotation><text:span text:style-name="T2">Résumé</text:span><text:span text:style-name="T1"> (~8-10 phrases)</text:span><text:span text:style-name="T5"> </text:span><office:annotation-end office:name="__Annotation__1276_850222803"/><text:span text:style-name="T5">:</text:span></text:p>
      <text:p text:style-name="P2"><text:span text:style-name="T1"/></text:p>
      <text:p text:style-name="P2"><office:annotation office:name="__Annotation__1277_850222803" loext:resolved="false"><dc:creator>Unknown Author</dc:creator><dc:date>2022-01-17T15:09:42.461294314</dc:date><text:p text:style-name="P56"><text:span text:style-name="T30">Open question: should we use full sentences or fragments?</text:span></text:p></office:annotation><text:span text:style-name="T1">Date évènement :</text:span> <office:annotation-end office:name="__Annotation__1277_850222803"/>______________________________________</text:p>
      <text:p text:style-name="P3"/>
      <text:p text:style-name="P7"><text:span text:style-name="T29">Répartition</text:span><text:span text:style-name="T28"> des tâches :</text:span></text:p>
      <text:p text:style-name="P2"/>
      <text:p text:style-name="P55"><text:span text:style-name="T25"><office:annotation office:name="__Annotation__1286_850222803" loext:resolved="false"><dc:creator>Unknown Author</dc:creator><dc:date>2022-01-17T15:14:00.487679091</dc:date><text:p text:style-name="P56"><text:span text:style-name="T30">Follow the order from the instructions??</text:span></text:p></office:annotation></text:span><text:span text:style-name="T26">Tache 1 : </text:span><text:span text:style-name="T27">Réservation de la salle </text:span><text:span text:style-name="T26">:</text:span><office:annotation-end office:name="__Annotation__1286_850222803"/></text:p>
      <text:list xml:id="list1428982274" text:style-name="L2">
        <text:list-item>
          <text:p text:style-name="P40">[Description : ~1-3 phrases] </text:p>
        </text:list-item>
        <text:list-item>
          <text:p text:style-name="P31"><text:span text:style-name="T9">Date : </text:span></text:p>
        </text:list-item>
        <text:list-item>
          <text:p text:style-name="P15">Responsable : </text:p>
        </text:list-item>
      </text:list>
      <text:p text:style-name="P29">Tache 2 : Réservation du materiel : </text:p>
      <text:list xml:id="list2717658597" text:style-name="L11">
        <text:list-item>
          <text:p text:style-name="P41">[Description : ~1-3 phrases] </text:p>
        </text:list-item>
        <text:list-item>
          <text:p text:style-name="P35"><text:span text:style-name="T9">Date : </text:span></text:p>
        </text:list-item>
        <text:list-item>
          <text:p text:style-name="P16"><text:span text:style-name="T12">Responsable : </text:span></text:p>
        </text:list-item>
      </text:list>
      <text:p text:style-name="P32">Tache 3 : S’occuper de la collation </text:p>
      <text:list xml:id="list1676914292" text:style-name="L12">
        <text:list-item>
          <text:p text:style-name="P42">[Description : ~1-3 phrases] </text:p>
        </text:list-item>
        <text:list-item>
          <text:p text:style-name="P36"><text:span text:style-name="T9">Date : </text:span></text:p>
        </text:list-item>
        <text:list-item>
          <text:p text:style-name="P17"><text:span text:style-name="T12">Responsable : </text:span></text:p>
        </text:list-item>
      </text:list>
      <text:p text:style-name="P39"><text:span text:style-name="T17">T</text:span>âche 4 : Préparer les s<text:span text:style-name="T18">upports </text:span></text:p>
      <text:list xml:id="list2526102232" text:style-name="L13">
        <text:list-item>
          <text:p text:style-name="P43">[Description : ~1-3 phrases] </text:p>
        </text:list-item>
        <text:list-item>
          <text:p text:style-name="P50"><text:span text:style-name="T9">Date : </text:span></text:p>
        </text:list-item>
        <text:list-item>
          <text:p text:style-name="P18">Responsable : </text:p>
        </text:list-item>
      </text:list>
      <text:p text:style-name="P29"><text:span text:style-name="T17">T</text:span>âche 5 : imprimer les posters <text:span text:style-name="T20">scientifiques : </text:span></text:p>
      <text:list xml:id="list2689505522" text:style-name="L14">
        <text:list-item>
          <text:p text:style-name="P44">[Description : ~1-3 phrases] </text:p>
        </text:list-item>
        <text:list-item>
          <text:p text:style-name="P51"><text:soft-page-break/><text:span text:style-name="T9">Date : </text:span></text:p>
        </text:list-item>
        <text:list-item>
          <text:p text:style-name="P19">Responsable : </text:p>
        </text:list-item>
      </text:list>
      <text:p text:style-name="P29"><text:span text:style-name="T17">T</text:span>âche 6 : Contacter les invités : </text:p>
      <text:list xml:id="list3520923861" text:style-name="L15">
        <text:list-item>
          <text:p text:style-name="P45">[Description : ~1-3 phrases] </text:p>
        </text:list-item>
        <text:list-item>
          <text:p text:style-name="P52"><text:span text:style-name="T9">Date : </text:span></text:p>
        </text:list-item>
        <text:list-item>
          <text:p text:style-name="P20">Responsable : </text:p>
        </text:list-item>
      </text:list>
      <text:p text:style-name="P39"><text:span text:style-name="T17">T</text:span>âche 7 : La communication : </text:p>
      <text:list xml:id="list2295623415" text:style-name="L16">
        <text:list-item>
          <text:p text:style-name="P46">[Description : ~1-3 phrases] </text:p>
        </text:list-item>
        <text:list-item>
          <text:p text:style-name="P37"><text:span text:style-name="T9">Date : </text:span></text:p>
        </text:list-item>
        <text:list-item>
          <text:p text:style-name="P21">Responsable : </text:p>
        </text:list-item>
      </text:list>
      <text:p text:style-name="P55"><office:annotation office:name="__Annotation__1291_850222803" loext:resolved="false"><dc:creator>Unknown Author</dc:creator><dc:date>2022-01-17T15:16:26.050717567</dc:date><text:p text:style-name="P56"><text:span text:style-name="T30">And so on for any tasks introduced by the participants</text:span></text:p></office:annotation><text:span text:style-name="T25">Tâche 8 : </text:span><text:span text:style-name="T27">[nom]</text:span></text:p>
      <text:list xml:id="list3272551695" text:style-name="L17">
        <text:list-item>
          <text:p text:style-name="P47">[Description : ~1-3 phrases] </text:p>
        </text:list-item>
        <text:list-item>
          <text:p text:style-name="P38"><text:span text:style-name="T9">Date : </text:span></text:p>
        </text:list-item>
        <text:list-item>
          <text:p text:style-name="P22">Responsable : <office:annotation-end office:name="__Annotation__1291_850222803"/></text:p>
        </text:list-item>
      </text:list>
      <text:p text:style-name="P24"/>
      <text:p text:style-name="P24"/>
      <text:p text:style-name="P30"><text:span text:style-name="T2">Résumé à haute voix</text:span> : fait par un participant de la réunion et transcrit avec LinST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0:26:33.346411921</meta:creation-date>
    <dc:date>2022-01-17T15:17:38.920549132</dc:date>
    <meta:editing-duration>PT7M2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196" meta:character-count="1196" meta:non-whitespace-character-count="1018"/>
  </office:meta>
</office:document-meta>
</file>